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manifest.rdf" manifest:media-type="application/rdf+xml"/>
  <manifest:file-entry manifest:full-path="OleObj4" manifest:media-type="application/octet-stream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D6000002CF1D4049866756020E.png" manifest:media-type="image/png"/>
  <manifest:file-entry manifest:full-path="Pictures/10000000000003A7000001CFCC95667FE61F125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00%" fo:text-align="start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0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style:contextual-spacing="false" fo:line-height="100%" fo:text-align="start" style:justify-single-word="false"/>
      <style:text-properties style:use-window-font-color="true" loext:opacity="0%" style:font-name="Calibri1" fo:font-size="11pt" fo:font-weight="normal" officeooo:rsid="000d16da" officeooo:paragraph-rsid="000d16da" fo:background-color="transparent" style:font-name-asian="Calibri1" style:font-name-complex="Calibri1"/>
    </style:style>
    <style:style style:name="T1" style:family="text">
      <style:text-properties style:use-window-font-color="true" loext:opacity="0%" style:font-name="Calibri1" fo:font-size="11pt" fo:font-weight="normal" fo:background-color="transparent" loext:char-shading-value="0" style:font-name-asian="Calibri1" style:font-name-complex="Calibri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1" text:anchor-type="as-char" svg:width="13.388cm" style:rel-width="scale" svg:height="17.11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2"/>
      <text:p text:style-name="P1"><text:soft-page-break/><draw:frame draw:style-name="fr3" draw:name="2" text:anchor-type="as-char" svg:width="15.24cm" style:rel-width="scale" svg:height="9.86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1"><draw:frame draw:style-name="fr3" draw:name="3" text:anchor-type="as-char" svg:width="14.552cm" style:rel-width="scale" svg:height="8.255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2">PULL</text:p>
      <text:p text:style-name="P1"><text:soft-page-break/><draw:frame draw:style-name="fr3" draw:name="4" text:anchor-type="as-char" svg:width="15.24cm" style:rel-width="scale" svg:height="14.446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2"/>
      <text:p text:style-name="P2"/>
      <text:p text:style-name="P4">VM</text:p>
      <text:p text:style-name="P4"><draw:frame draw:style-name="fr2" draw:name="Image1" text:anchor-type="char" svg:width="16.492cm" svg:height="8.167cm" draw:z-index="4"><draw:image xlink:href="Pictures/10000000000003A7000001CFCC95667FE61F1259.png" xlink:type="simple" xlink:show="embed" xlink:actuate="onLoad" draw:mime-type="image/png"/></draw:frame></text:p>
      <text:p text:style-name="P3"><draw:frame draw:style-name="fr1" draw:name="Image2" text:anchor-type="char" svg:width="17cm" svg:height="8.181cm" draw:z-index="5"><draw:image xlink:href="Pictures/10000000000005D6000002CF1D4049866756020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1T16:45:05.242000000</dc:date>
    <meta:editing-duration>PT1M17S</meta:editing-duration>
    <meta:editing-cycles>2</meta:editing-cycles>
    <meta:generator>LibreOffice/7.1.7.2$Windows_X86_64 LibreOffice_project/c6a4e3954236145e2acb0b65f68614365aeee33f</meta:generator>
    <meta:document-statistic meta:table-count="0" meta:image-count="2" meta:object-count="4" meta:page-count="4" meta:paragraph-count="6" meta:word-count="2" meta:character-count="6" meta:non-whitespace-character-count="6"/>
  </office:meta>
</office:document-meta>
</file>